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MetadataAttributeAccessor.getAttribut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MetadataAttributeAccessor.removeAttribut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MetadataAttributeAccessor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etadataAttributeAccessor.addMetadataAttribute( BeanMetadataAttribute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etadataAttributeAccessor.setSource( @ Nullable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etadataAttributeAccessor.setAttribute( String name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etadataAttributeAccessor.getMetadata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